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1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Dev.Stand.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N.Studenti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1" office:value-type="float" office:value="66.8" calcext:value-type="float">
            <text:p>66,8</text:p>
          </table:table-cell>
          <table:table-cell table:style-name="ce11" office:value-type="float" office:value="68.3" calcext:value-type="float">
            <text:p>68,3</text:p>
          </table:table-cell>
          <table:table-cell table:style-name="ce8" office:value-type="float" office:value="67.4" calcext:value-type="float">
            <text:p>67,4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Distrib.Norm</text:p>
          </table:table-cell>
          <table:table-cell table:style-name="ce12" table:formula="of:=COM.MICROSOFT.NORM.DIST([.B7]; [.B3];[.B4];1)" office:value-type="float" office:value="0.344578258389675" calcext:value-type="float">
            <text:p>0,344578258389675</text:p>
          </table:table-cell>
          <table:table-cell table:style-name="ce12" table:formula="of:=COM.MICROSOFT.NORM.DIST([.C7];[.B3];[.B4];1)" office:value-type="float" office:value="0.539827837277029" calcext:value-type="float">
            <text:p>0,539827837277029</text:p>
          </table:table-cell>
          <table:table-cell table:style-name="ce10" table:formula="of:=COM.MICROSOFT.NORM.DIST([.D7];[.B3];[.B4];1)" office:value-type="float" office:value="0.420740290560898" calcext:value-type="float">
            <text:p>0,42074029056089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style-name="ce11" office:value-type="string" calcext:value-type="string">
            <text:p>66,8&lt;x&lt;68,3</text:p>
          </table:table-cell>
          <table:table-cell table:style-name="ce8" office:value-type="string" calcext:value-type="string">
            <text:p>&lt;67,4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Probabilità</text:p>
          </table:table-cell>
          <table:table-cell table:style-name="ce12" table:formula="of:=[.C8]-[.B8]" office:value-type="float" office:value="0.195249578887353" calcext:value-type="float">
            <text:p>0,195249578887353</text:p>
          </table:table-cell>
          <table:table-cell table:style-name="ce10" table:formula="of:=[.D8]" office:value-type="float" office:value="0.420740290560898" calcext:value-type="float">
            <text:p>0,42074029056089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9"/>
          <table:table-cell table:style-name="ce7" office:value-type="string" calcext:value-type="string">
            <text:p>Somma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ssenti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requenza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formula="of:=SUM([.B17:.I17])" office:value-type="float" office:value="99" calcext:value-type="float">
            <text:p>99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Xi*Fi</text:p>
          </table:table-cell>
          <table:table-cell table:formula="of:=[.B16]*[.B17]" office:value-type="float" office:value="0" calcext:value-type="float">
            <text:p>0</text:p>
          </table:table-cell>
          <table:table-cell table:formula="of:=[.C16]*[.C17]" office:value-type="float" office:value="27" calcext:value-type="float">
            <text:p>27</text:p>
          </table:table-cell>
          <table:table-cell table:formula="of:=[.D16]*[.D17]" office:value-type="float" office:value="54" calcext:value-type="float">
            <text:p>54</text:p>
          </table:table-cell>
          <table:table-cell table:formula="of:=[.E16]*[.E17]" office:value-type="float" office:value="54" calcext:value-type="float">
            <text:p>54</text:p>
          </table:table-cell>
          <table:table-cell table:formula="of:=[.F16]*[.F17]" office:value-type="float" office:value="36" calcext:value-type="float">
            <text:p>36</text:p>
          </table:table-cell>
          <table:table-cell table:formula="of:=[.G16]*[.G17]" office:value-type="float" office:value="15" calcext:value-type="float">
            <text:p>15</text:p>
          </table:table-cell>
          <table:table-cell table:formula="of:=[.H16]*[.H17]" office:value-type="float" office:value="6" calcext:value-type="float">
            <text:p>6</text:p>
          </table:table-cell>
          <table:table-cell table:formula="of:=[.I16]*[.I17]" office:value-type="float" office:value="7" calcext:value-type="float">
            <text:p>7</text:p>
          </table:table-cell>
          <table:table-cell table:formula="of:=SUM([.B18:.I18])" office:value-type="float" office:value="199" calcext:value-type="float">
            <text:p>19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Media</text:p>
          </table:table-cell>
          <table:table-cell table:style-name="ce8" table:formula="of:=[.J18]/[.J17]" office:value-type="float" office:value="2.01010101010101" calcext:value-type="float">
            <text:p>2,0101010101010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ediana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F/2</text:p>
          </table:table-cell>
          <table:table-cell table:formula="of:=[.J17]/2" office:value-type="float" office:value="49.5" calcext:value-type="float">
            <text:p>49,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da</text:p>
          </table:table-cell>
          <table:table-cell table:style-name="ce9" office:value-type="string" calcext:value-type="string">
            <text:p>{1,2}</text:p>
          </table:table-cell>
          <table:table-cell/>
          <table:table-cell table:style-name="ce13" office:value-type="string" calcext:value-type="string" table:number-columns-spanned="5" table:number-rows-spanned="1">
            <text:p>Se vogliamo un unico valore possiamo considerare 1,5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5" office:value-type="string" calcext:value-type="string">
            <text:p>Dev.Stand.</text:p>
          </table:table-cell>
          <table:table-cell table:style-name="ce10" table:formula="of:=STDEV([.B16:.I16];[.B17:.I17])" office:value-type="float" office:value="8.85037663981972" calcext:value-type="float">
            <text:p>8,85037663981972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9:18:45.466459359</meta:creation-date>
    <dc:date>2021-02-15T19:28:12.149573764</dc:date>
    <meta:editing-duration>PT9M18S</meta:editing-duration>
    <meta:editing-cycles>21</meta:editing-cycles>
    <meta:generator>LibreOffice/7.1.0.3$Linux_X86_64 LibreOffice_project/10$Build-3</meta:generator>
    <meta:document-statistic meta:table-count="1" meta:cell-count="61" meta:object-count="0"/>
  </office:meta>
</office:document-meta>
</file>